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ent</text:p>
          </table:table-cell>
          <table:table-cell table:style-name="ce1" office:value-type="string" calcext:value-type="string" table:number-columns-spanned="4" table:number-rows-spanned="1">
            <text:p>execution time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No. of Processo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7584" calcext:value-type="float">
            <text:p>2.177584</text:p>
          </table:table-cell>
          <table:table-cell office:value-type="float" office:value="2.184061" calcext:value-type="float">
            <text:p>2.184061</text:p>
          </table:table-cell>
          <table:table-cell office:value-type="float" office:value="2.149387" calcext:value-type="float">
            <text:p>2.149387</text:p>
          </table:table-cell>
          <table:table-cell table:formula="of:=([.B3]+[.C3]+[.D3])/3" office:value-type="float" office:value="2.170344" calcext:value-type="float">
            <text:p>2.170344</text:p>
          </table:table-cell>
          <table:table-cell table:formula="of:=[.$E$3]/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8816" calcext:value-type="float">
            <text:p>0.968816</text:p>
          </table:table-cell>
          <table:table-cell office:value-type="float" office:value="0.973142" calcext:value-type="float">
            <text:p>0.973142</text:p>
          </table:table-cell>
          <table:table-cell office:value-type="float" office:value="0.969721" calcext:value-type="float">
            <text:p>0.969721</text:p>
          </table:table-cell>
          <table:table-cell table:formula="of:=([.B4]+[.C4]+[.D4])/3" office:value-type="float" office:value="0.970559666666667" calcext:value-type="float">
            <text:p>0.9705596667</text:p>
          </table:table-cell>
          <table:table-cell table:formula="of:=[.$E$3]/[.E4]" office:value-type="float" office:value="2.23617782042595" calcext:value-type="float">
            <text:p>2.23617782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6981" calcext:value-type="float">
            <text:p>0.666981</text:p>
          </table:table-cell>
          <table:table-cell office:value-type="float" office:value="0.666641" calcext:value-type="float">
            <text:p>0.666641</text:p>
          </table:table-cell>
          <table:table-cell office:value-type="float" office:value="0.664021" calcext:value-type="float">
            <text:p>0.664021</text:p>
          </table:table-cell>
          <table:table-cell table:formula="of:=([.B5]+[.C5]+[.D5])/3" office:value-type="float" office:value="0.665881" calcext:value-type="float">
            <text:p>0.665881</text:p>
          </table:table-cell>
          <table:table-cell table:formula="of:=[.$E$3]/[.E5]" office:value-type="float" office:value="3.25935715240411" calcext:value-type="float">
            <text:p>3.2593571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8945" calcext:value-type="float">
            <text:p>0.508945</text:p>
          </table:table-cell>
          <table:table-cell office:value-type="float" office:value="0.506558" calcext:value-type="float">
            <text:p>0.506558</text:p>
          </table:table-cell>
          <table:table-cell office:value-type="float" office:value="0.506816" calcext:value-type="float">
            <text:p>0.506816</text:p>
          </table:table-cell>
          <table:table-cell table:formula="of:=([.B6]+[.C6]+[.D6])/3" office:value-type="float" office:value="0.507439666666667" calcext:value-type="float">
            <text:p>0.5074396667</text:p>
          </table:table-cell>
          <table:table-cell table:formula="of:=[.$E$3]/[.E6]" office:value-type="float" office:value="4.27704837159623" calcext:value-type="float">
            <text:p>4.2770483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15359" calcext:value-type="float">
            <text:p>0.415359</text:p>
          </table:table-cell>
          <table:table-cell office:value-type="float" office:value="0.409517" calcext:value-type="float">
            <text:p>0.409517</text:p>
          </table:table-cell>
          <table:table-cell office:value-type="float" office:value="0.413973" calcext:value-type="float">
            <text:p>0.413973</text:p>
          </table:table-cell>
          <table:table-cell table:formula="of:=([.B7]+[.C7]+[.D7])/3" office:value-type="float" office:value="0.412949666666667" calcext:value-type="float">
            <text:p>0.4129496667</text:p>
          </table:table-cell>
          <table:table-cell table:formula="of:=[.$E$3]/[.E7]" office:value-type="float" office:value="5.25571074440872" calcext:value-type="float">
            <text:p>5.2557107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6885" calcext:value-type="float">
            <text:p>0.346885</text:p>
          </table:table-cell>
          <table:table-cell office:value-type="float" office:value="0.349496" calcext:value-type="float">
            <text:p>0.349496</text:p>
          </table:table-cell>
          <table:table-cell office:value-type="float" office:value="0.349352" calcext:value-type="float">
            <text:p>0.349352</text:p>
          </table:table-cell>
          <table:table-cell table:formula="of:=([.B8]+[.C8]+[.D8])/3" office:value-type="float" office:value="0.348577666666667" calcext:value-type="float">
            <text:p>0.3485776667</text:p>
          </table:table-cell>
          <table:table-cell table:formula="of:=[.$E$3]/[.E8]" office:value-type="float" office:value="6.22628529462109" calcext:value-type="float">
            <text:p>6.2262852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1707" calcext:value-type="float">
            <text:p>0.301707</text:p>
          </table:table-cell>
          <table:table-cell office:value-type="float" office:value="0.305089" calcext:value-type="float">
            <text:p>0.305089</text:p>
          </table:table-cell>
          <table:table-cell office:value-type="float" office:value="0.304594" calcext:value-type="float">
            <text:p>0.304594</text:p>
          </table:table-cell>
          <table:table-cell table:formula="of:=([.B9]+[.C9]+[.D9])/3" office:value-type="float" office:value="0.303796666666667" calcext:value-type="float">
            <text:p>0.3037966667</text:p>
          </table:table-cell>
          <table:table-cell table:formula="of:=[.$E$3]/[.E9]" office:value-type="float" office:value="7.14406785240128" calcext:value-type="float">
            <text:p>7.1440678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0598" calcext:value-type="float">
            <text:p>0.270598</text:p>
          </table:table-cell>
          <table:table-cell office:value-type="float" office:value="0.270027" calcext:value-type="float">
            <text:p>0.270027</text:p>
          </table:table-cell>
          <table:table-cell office:value-type="float" office:value="0.269943" calcext:value-type="float">
            <text:p>0.269943</text:p>
          </table:table-cell>
          <table:table-cell table:formula="of:=([.B10]+[.C10]+[.D10])/3" office:value-type="float" office:value="0.270189333333333" calcext:value-type="float">
            <text:p>0.2701893333</text:p>
          </table:table-cell>
          <table:table-cell table:formula="of:=[.$E$3]/[.E10]" office:value-type="float" office:value="8.03267831940071" calcext:value-type="float">
            <text:p>8.0326783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qing Dong</meta:initial-creator>
    <meta:creation-date>2015-01-25T13:17:26.828755928</meta:creation-date>
    <dc:date>2015-01-25T14:23:18.547754640</dc:date>
    <dc:creator>Yunqing Dong</dc:creator>
    <meta:editing-duration>PT50M35S</meta:editing-duration>
    <meta:editing-cycles>10</meta:editing-cycles>
    <meta:generator>LibreOffice/4.3.3.2$Linux_X86_64 LibreOffice_project/430m0$Build-2</meta:generator>
    <meta:document-statistic meta:table-count="1" meta:cell-count="56" meta:object-count="0"/>
  </office:meta>
</office:document-meta>
</file>